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2-01T02:23:03.52</dc:date>
    <dc:creator>James Wagner</dc:creator>
    <meta:editing-duration>PT4H58M50S</meta:editing-duration>
    <meta:editing-cycles>8</meta:editing-cycles>
    <meta:generator>OpenOffice/4.1.13$Win32 OpenOffice.org_project/4113m1$Build-9810</meta:generator>
    <meta:document-statistic meta:table-count="0" meta:image-count="0" meta:object-count="0" meta:page-count="1" meta:paragraph-count="19" meta:word-count="232" meta:character-count="1290"/>
  </office:meta>
</office:document-meta>
</file>